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788" officeooo:paragraph-rsid="00011788"/>
    </style:style>
    <style:style style:name="P2" style:family="paragraph" style:parent-style-name="Standard">
      <style:paragraph-properties fo:text-align="justify" style:justify-single-word="false"/>
      <style:text-properties officeooo:rsid="00011788" officeooo:paragraph-rsid="00011788"/>
    </style:style>
    <style:style style:name="P3" style:family="paragraph" style:parent-style-name="Standard">
      <style:paragraph-properties fo:text-align="justify" style:justify-single-word="false"/>
      <style:text-properties officeooo:rsid="00011788" officeooo:paragraph-rsid="00023eb5"/>
    </style:style>
    <style:style style:name="P4" style:family="paragraph" style:parent-style-name="Standard">
      <style:paragraph-properties fo:text-align="justify" style:justify-single-word="false"/>
      <style:text-properties officeooo:rsid="00023eb5" officeooo:paragraph-rsid="00023eb5"/>
    </style:style>
    <style:style style:name="P5" style:family="paragraph" style:parent-style-name="Standard">
      <style:paragraph-properties fo:text-align="justify" style:justify-single-word="false"/>
      <style:text-properties officeooo:rsid="00023eb5" officeooo:paragraph-rsid="00031427"/>
    </style:style>
    <style:style style:name="P6" style:family="paragraph" style:parent-style-name="Standard">
      <style:paragraph-properties fo:text-align="justify" style:justify-single-word="false"/>
      <style:text-properties officeooo:rsid="00023eb5" officeooo:paragraph-rsid="00049f32"/>
    </style:style>
    <style:style style:name="P7" style:family="paragraph" style:parent-style-name="Standard">
      <style:paragraph-properties fo:text-align="justify" style:justify-single-word="false"/>
      <style:text-properties officeooo:paragraph-rsid="00049f32"/>
    </style:style>
    <style:style style:name="T1" style:family="text">
      <style:text-properties officeooo:rsid="00023e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3eb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/>
    </style:style>
    <style:style style:name="T6" style:family="text">
      <style:text-properties fo:color="#ff0000" officeooo:rsid="00049f32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bold" officeooo:rsid="00049f32" style:font-weight-asian="bold" style:font-weight-complex="bold"/>
    </style:style>
    <style:style style:name="T10" style:family="text">
      <style:text-properties fo:color="#000000" officeooo:rsid="00031427"/>
    </style:style>
    <style:style style:name="T11" style:family="text">
      <style:text-properties fo:color="#000000" officeooo:rsid="00049f32"/>
    </style:style>
    <style:style style:name="T12" style:family="text">
      <style:text-properties fo:color="#706e0c" officeooo:rsid="00031427"/>
    </style:style>
    <style:style style:name="T13" style:family="text">
      <style:text-properties fo:color="#706e0c" officeooo:rsid="00049f32"/>
    </style:style>
    <style:style style:name="T14" style:family="text">
      <style:text-properties officeooo:rsid="00049f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Java Revesion : </text:span></text:p>
      <text:p text:style-name="P1"/>
      <text:p text:style-name="P1"/>
      <text:p text:style-name="P2"><text:s/><text:span text:style-name="T3">Que 1: <text:s/>What is constant variable ?</text:span></text:p>
      <text:p text:style-name="P4"><text:s/>-----&gt; <text:s/>Suppose we take <text:s/></text:p>
      <text:p text:style-name="P4"><text:tab/><text:tab/><text:tab/><text:tab/> int a= 12;</text:p>
      <text:p text:style-name="P4"><text:tab/><text:tab/><text:tab/><text:tab/> a = 13 ; <text:s/>Here we change the value </text:p>
      <text:p text:style-name="P4"><text:tab/>But <text:s/>in case we want fixed or constant value what we do, for that we use <text:span text:style-name="T2">const </text:span>or<text:span text:style-name="T2"> </text:span><text:span text:style-name="T4">else</text:span><text:span text:style-name="T2"> final</text:span> <text:tab/>keyword before data type.</text:p>
      <text:p text:style-name="P4"><text:tab/>Example <text:s/>: <text:s/><text:tab/><text:tab/><text:tab/>final int a =12; here we cant change the value becoz of final <text:tab/><text:tab/><text:tab/><text:tab/><text:tab/><text:tab/><text:tab/><text:tab/>keyword same for const also.</text:p>
      <text:p text:style-name="P4"><text:tab/></text:p>
      <text:p text:style-name="P4"><text:tab/><text:tab/><text:tab/><text:tab/><text:tab/>const int b =13;</text:p>
      <text:p text:style-name="P4"/>
      <text:p text:style-name="P4"/>
      <text:p text:style-name="P3"><text:span text:style-name="T3">Que 2: <text:s/>why java is statically typed programming language ?Python is dynamically typed pro. Lang. Means?</text:span></text:p>
      <text:p text:style-name="P3"><text:span text:style-name="T3"/></text:p>
      <text:p text:style-name="P4">-----&gt; <text:s text:c="4"/>Sppose we take one variable <text:s text:c="2"/>int a=12; <text:s text:c="8"/><text:span text:style-name="T14">variable a only hold int value not other</text:span></text:p>
      <text:p text:style-name="P4"><text:tab/><text:tab/><text:tab/><text:tab/><text:tab/> <text:s text:c="3"/>char a=14; <text:s/>-------------<text:span text:style-name="T5">X </text:span></text:p>
      <text:p text:style-name="P4"><text:span text:style-name="T5"/></text:p>
      <text:p text:style-name="P6"><text:span text:style-name="T5"><text:tab/></text:span></text:p>
      <text:p text:style-name="P6"><text:span text:style-name="T5"><text:tab/></text:span><text:span text:style-name="T7">In java we use data type to specify the value</text:span><text:span text:style-name="T11">(statically=fixed)</text:span><text:span text:style-name="T7"> means its in</text:span><text:span text:style-name="T8">t ,char o</text:span><text:span text:style-name="T7">r </text:span><text:span text:style-name="T8">string .</text:span><text:span text:style-name="T7"> <text:tab/></text:span><text:span text:style-name="T11">B</text:span><text:span text:style-name="T7">ut in python we can’t specify the data type </text:span><text:span text:style-name="T10">explicitly in which data type is alredy their and <text:tab/>it take automatically</text:span><text:span text:style-name="T11">(dynamically)</text:span><text:span text:style-name="T10"> without any intialization of datatype. </text:span></text:p>
      <text:p text:style-name="P5"><text:span text:style-name="T10"><text:tab/>That means we can directly write : </text:span><text:span text:style-name="T12">In python</text:span></text:p>
      <text:p text:style-name="P7"><text:span text:style-name="T10"><text:tab/><text:tab/><text:tab/><text:tab/><text:tab/> <text:s text:c="4"/>x=100; <text:s/>----- </text:span><text:span text:style-name="T11">( </text:span><text:span text:style-name="T10">x will be automatically treated as integer as <text:tab/><text:tab/><text:tab/><text:tab/><text:tab/><text:tab/><text:tab/> <text:s text:c="5"/>per python. </text:span><text:span text:style-name="T11">We no need to type datatype <text:tab/><text:tab/><text:tab/><text:tab/><text:tab/><text:tab/><text:tab/><text:tab/>explicitly <text:s/>)</text:span></text:p>
      <text:p text:style-name="P7"><text:span text:style-name="T11"><text:tab/><text:tab/><text:tab/><text:tab/><text:tab/> <text:s text:c="4"/>x= “Radhe”; <text:s text:c="2"/>it hold string value instead of int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3T14:16:47.277480384</meta:creation-date>
    <dc:date>2024-07-25T13:25:49.752918313</dc:date>
    <meta:editing-duration>PT13M1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94" meta:character-count="1149" meta:non-whitespace-character-count="852"/>
  </office:meta>
</office:document-meta>
</file>